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3f30" officeooo:paragraph-rsid="00173f30"/>
    </style:style>
    <style:style style:name="P2" style:family="paragraph" style:parent-style-name="Standard">
      <style:text-properties officeooo:rsid="00173f30" officeooo:paragraph-rsid="001b1ba1"/>
    </style:style>
    <style:style style:name="P3" style:family="paragraph" style:parent-style-name="Standard">
      <style:text-properties officeooo:rsid="001b1ba1" officeooo:paragraph-rsid="001b1ba1"/>
    </style:style>
    <style:style style:name="P4" style:family="paragraph" style:parent-style-name="Standard">
      <style:text-properties officeooo:rsid="001ca89f" officeooo:paragraph-rsid="001ca89f"/>
    </style:style>
    <style:style style:name="P5" style:family="paragraph" style:parent-style-name="Standard">
      <style:text-properties officeooo:rsid="001e45a8" officeooo:paragraph-rsid="001e45a8"/>
    </style:style>
    <style:style style:name="T1" style:family="text">
      <style:text-properties officeooo:rsid="001b1ba1"/>
    </style:style>
    <style:style style:name="T2" style:family="text">
      <style:text-properties officeooo:rsid="001e45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ah Johnson ELE Lab 3</text:p>
      <text:p text:style-name="P5"/>
      <text:p text:style-name="P1">1)<text:tab/>chmod -c o = --x ~</text:p>
      <text:p text:style-name="P1"/>
      <text:p text:style-name="P1">2) <text:tab/>mkdir ELE209_lab3</text:p>
      <text:p text:style-name="P2"><text:tab/><text:span text:style-name="T1">chmod o+r ELE209_lab3</text:span></text:p>
      <text:p text:style-name="P1"/>
      <text:p text:style-name="P2">3)<text:tab/><text:span text:style-name="T1">man ls|head -150|tail -99&gt;ELE209_lab3/ls.txt</text:span></text:p>
      <text:p text:style-name="P1"/>
      <text:p text:style-name="P1">4)<text:tab/>cp /net/common/ele209/lab3/prog1.c</text:p>
      <text:p text:style-name="P2"><text:tab/><text:span text:style-name="T1">gcc -o prog1 prog1.c</text:span></text:p>
      <text:p text:style-name="P2"/>
      <text:p text:style-name="P3">5)<text:tab/>./prog1</text:p>
      <text:p text:style-name="P3"><text:tab/>6Ek6F</text:p>
      <text:p text:style-name="P3"/>
      <text:p text:style-name="P3">6)<text:tab/>echo -n $user &gt; ELE209_lab3/username.txt</text:p>
      <text:p text:style-name="P3"/>
      <text:p text:style-name="P4">7)<text:tab/>cat /net/common/ele209/lab3/prog2a.c ~/ELE209_lab3/username.txt /net/common/ele209/lab3/prog2b.c &gt; ~/ELE209_lab3/prog2.c</text:p>
      <text:p text:style-name="P4"/>
      <text:p text:style-name="P4">8)<text:tab/>gcc -o prog2 ELE209_lab3/prog2.c</text:p>
      <text:p text:style-name="P4"/>
      <text:p text:style-name="P4">9)<text:tab/>./prog2</text:p>
      <text:p text:style-name="P4"><text:tab/>My username is: njohnson</text:p>
      <text:p text:style-name="P4"/>
      <text:p text:style-name="P4">15)<text:tab/>a.<text:tab/>ps -ux|wc -l</text:p>
      <text:p text:style-name="P4"><text:tab/><text:tab/>71</text:p>
      <text:p text:style-name="P4"><text:tab/></text:p>
      <text:p text:style-name="P4"><text:tab/>b.<text:tab/>ps aux|grep root|wc -l</text:p>
      <text:p text:style-name="P4"><text:tab/><text:tab/>163</text:p>
      <text:p text:style-name="P4"/>
      <text:p text:style-name="P4"><text:tab/>c.<text:tab/>ps aux|wc -l</text:p>
      <text:p text:style-name="P4"><text:tab/><text:tab/>305</text:p>
      <text:p text:style-name="P4"/>
      <text:p text:style-name="P4">16)<text:tab/>cd ELE209_lab3</text:p>
      <text:p text:style-name="P4"><text:tab/><text:span text:style-name="T2">emacs</text:span></text:p>
      <text:p text:style-name="P4"><text:tab/><text:span text:style-name="T2">P</text:span></text:p>
      <text:p text:style-name="P4"><text:tab/><text:span text:style-name="T2">(ctrl-Q)DC4</text:span></text:p>
      <text:p text:style-name="P5"><text:tab/>K</text:p>
      <text:p text:style-name="P5"><text:tab/>!</text:p>
      <text:p text:style-name="P5"><text:tab/>(ctrl-Q)FS</text:p>
      <text:p text:style-name="P5"><text:tab/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53:38.022246569</meta:creation-date>
    <dc:date>2015-03-09T13:04:57.265622542</dc:date>
    <meta:editing-duration>PT11M3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9" meta:word-count="85" meta:character-count="578" meta:non-whitespace-character-count="497"/>
  </office:meta>
</office:document-meta>
</file>